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nx-id1a3-2" table:style-name="ta1">
        <table:shapes>
          <draw:frame draw:z-index="0" draw:style-name="gr1" draw:text-style-name="P1" svg:width="453.46pt" svg:height="255.26pt" svg:x="120.19pt" svg:y="152.08pt">
            <loext:p draw:notify-on-update-of-ranges="'lnx-id1a3-2'.B3:'lnx-id1a3-2'.K3 'lnx-id1a3-2'.A7:'lnx-id1a3-2'.A7 'lnx-id1a3-2'.B7:'lnx-id1a3-2'.K7 'lnx-id1a3-2'.B3:'lnx-id1a3-2'.K3 'lnx-id1a3-2'.A8:'lnx-id1a3-2'.A8 'lnx-id1a3-2'.B8:'lnx-id1a3-2'.K8 'lnx-id1a3-2'.B3:'lnx-id1a3-2'.K3 'lnx-id1a3-2'.A9:'lnx-id1a3-2'.A9 'lnx-id1a3-2'.B9:'lnx-id1a3-2'.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rim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primes to find with get_num_primes()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2*[.B3]" office:value-type="float" office:value="20000" calcext:value-type="float">
            <text:p>20000</text:p>
          </table:table-cell>
          <table:table-cell table:formula="of:=5*[.B3]" office:value-type="float" office:value="50000" calcext:value-type="float">
            <text:p>50000</text:p>
          </table:table-cell>
          <table:table-cell table:formula="of:=10*[.B3]" office:value-type="float" office:value="100000" calcext:value-type="float">
            <text:p>100000</text:p>
          </table:table-cell>
          <table:table-cell table:formula="of:=2*[.E3]" office:value-type="float" office:value="200000" calcext:value-type="float">
            <text:p>200000</text:p>
          </table:table-cell>
          <table:table-cell table:formula="of:=5*[.E3]" office:value-type="float" office:value="500000" calcext:value-type="float">
            <text:p>500000</text:p>
          </table:table-cell>
          <table:table-cell table:formula="of:=10*[.E3]" office:value-type="float" office:value="1000000" calcext:value-type="float">
            <text:p>1000000</text:p>
          </table:table-cell>
          <table:table-cell table:formula="of:=2*[.H3]" office:value-type="float" office:value="2000000" calcext:value-type="float">
            <text:p>2000000</text:p>
          </table:table-cell>
          <table:table-cell table:formula="of:=5*[.H3]" office:value-type="float" office:value="5000000" calcext:value-type="float">
            <text:p>5000000</text:p>
          </table:table-cell>
          <table:table-cell table:formula="of:=10*[.H3]" office:value-type="float" office:value="10000000" calcext:value-type="float">
            <text:p>1000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primes</text:p>
          </table:table-cell>
          <table:table-cell office:value-type="float" office:value="1229" calcext:value-type="float">
            <text:p>1229</text:p>
          </table:table-cell>
          <table:table-cell office:value-type="float" office:value="2262" calcext:value-type="float">
            <text:p>2262</text:p>
          </table:table-cell>
          <table:table-cell office:value-type="float" office:value="5133" calcext:value-type="float">
            <text:p>5133</text:p>
          </table:table-cell>
          <table:table-cell office:value-type="float" office:value="9592" calcext:value-type="float">
            <text:p>9592</text:p>
          </table:table-cell>
          <table:table-cell office:value-type="float" office:value="17984" calcext:value-type="float">
            <text:p>17984</text:p>
          </table:table-cell>
          <table:table-cell office:value-type="float" office:value="41538" calcext:value-type="float">
            <text:p>41538</text:p>
          </table:table-cell>
          <table:table-cell office:value-type="float" office:value="78498" calcext:value-type="float">
            <text:p>7849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re python</text:p>
          </table:table-cell>
          <table:table-cell office:value-type="float" office:value="0.135644" calcext:value-type="float">
            <text:p>0.135644</text:p>
          </table:table-cell>
          <table:table-cell office:value-type="float" office:value="0.281835" calcext:value-type="float">
            <text:p>0.281835</text:p>
          </table:table-cell>
          <table:table-cell office:value-type="float" office:value="1.1846" calcext:value-type="float">
            <text:p>1.1846</text:p>
          </table:table-cell>
          <table:table-cell office:value-type="float" office:value="4.237367" calcext:value-type="float">
            <text:p>4.237367</text:p>
          </table:table-cell>
          <table:table-cell office:value-type="float" office:value="13.945749" calcext:value-type="float">
            <text:p>13.945749</text:p>
          </table:table-cell>
          <table:table-cell office:value-type="float" office:value="74.39051" calcext:value-type="float">
            <text:p>74.39051</text:p>
          </table:table-cell>
          <table:table-cell office:value-type="float" office:value="277.452929" calcext:value-type="float">
            <text:p>277.452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thon</text:p>
          </table:table-cell>
          <table:table-cell office:value-type="float" office:value="0.044584" calcext:value-type="float">
            <text:p>0.044584</text:p>
          </table:table-cell>
          <table:table-cell office:value-type="float" office:value="0.168761" calcext:value-type="float">
            <text:p>0.168761</text:p>
          </table:table-cell>
          <table:table-cell office:value-type="float" office:value="0.504936" calcext:value-type="float">
            <text:p>0.504936</text:p>
          </table:table-cell>
          <table:table-cell office:value-type="float" office:value="1.636859" calcext:value-type="float">
            <text:p>1.636859</text:p>
          </table:table-cell>
          <table:table-cell office:value-type="float" office:value="5.623046" calcext:value-type="float">
            <text:p>5.623046</text:p>
          </table:table-cell>
          <table:table-cell office:value-type="float" office:value="29.281261" calcext:value-type="float">
            <text:p>29.281261</text:p>
          </table:table-cell>
          <table:table-cell office:value-type="float" office:value="104.283878" calcext:value-type="float">
            <text:p>104.283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e cpp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0.009889" calcext:value-type="float">
            <text:p>0.009889</text:p>
          </table:table-cell>
          <table:table-cell office:value-type="float" office:value="0.054857" calcext:value-type="float">
            <text:p>0.054857</text:p>
          </table:table-cell>
          <table:table-cell office:value-type="float" office:value="0.147257" calcext:value-type="float">
            <text:p>0.147257</text:p>
          </table:table-cell>
          <table:table-cell office:value-type="float" office:value="0.322178" calcext:value-type="float">
            <text:p>0.322178</text:p>
          </table:table-cell>
          <table:table-cell office:value-type="float" office:value="1.537937" calcext:value-type="float">
            <text:p>1.537937</text:p>
          </table:table-cell>
          <table:table-cell office:value-type="float" office:value="5.401133" calcext:value-type="float">
            <text:p>5.401133</text:p>
          </table:table-cell>
          <table:table-cell office:value-type="float" office:value="19.048262" calcext:value-type="float">
            <text:p>19.048262</text:p>
          </table:table-cell>
          <table:table-cell office:value-type="float" office:value="104.200952" calcext:value-type="float">
            <text:p>104.2009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1T14:41:15.524145199</meta:creation-date>
    <dc:date>2023-12-21T15:03:31.947262208</dc:date>
    <meta:editing-duration>PT1M5S</meta:editing-duration>
    <meta:editing-cycles>1</meta:editing-cycles>
    <meta:document-statistic meta:table-count="1" meta:cell-count="46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855cm" svg:y="3.785cm" style:legend-expansion="high" chart:style-name="ch2"/>
        <chart:plot-area chart:style-name="ch3" table:cell-range-address="'lnx-id1a3-2'.B3:'lnx-id1a3-2'.K3 'lnx-id1a3-2'.A7:'lnx-id1a3-2'.K9" chart:data-source-has-labels="column" svg:x="0.319cm" svg:y="0.18cm" svg:width="12.217cm" svg:height="8.646cm">
          <chartooo:coordinate-region svg:x="1.417cm" svg:y="0.353cm" svg:width="10.376cm" svg:height="7.8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nx-id1a3-2'.B7:'lnx-id1a3-2'.K7" chart:label-cell-address="'lnx-id1a3-2'.A7:'lnx-id1a3-2'.A7" chart:class="chart:scatter">
            <chart:domain table:cell-range-address="'lnx-id1a3-2'.B3:'lnx-id1a3-2'.K3"/>
            <chart:data-point chart:repeated="10"/>
          </chart:series>
          <chart:series chart:style-name="ch7" chart:values-cell-range-address="'lnx-id1a3-2'.B8:'lnx-id1a3-2'.K8" chart:label-cell-address="'lnx-id1a3-2'.A8:'lnx-id1a3-2'.A8" chart:class="chart:scatter">
            <chart:data-point chart:repeated="10"/>
          </chart:series>
          <chart:series chart:style-name="ch8" chart:values-cell-range-address="'lnx-id1a3-2'.B9:'lnx-id1a3-2'.K9" chart:label-cell-address="'lnx-id1a3-2'.A9:'lnx-id1a3-2'.A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'lnx-id1a3-2'.B3:'lnx-id1a3-2'.K3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pure python</text:p>
                <draw:g>
                  <svg:desc>'lnx-id1a3-2'.A7:'lnx-id1a3-2'.A7</svg:desc>
                </draw:g>
              </table:table-cell>
              <table:table-cell office:value-type="float" office:value="0.135644">
                <text:p>0.135644</text:p>
                <draw:g>
                  <svg:desc>'lnx-id1a3-2'.B7:'lnx-id1a3-2'.K7</svg:desc>
                </draw:g>
              </table:table-cell>
              <table:table-cell office:value-type="float" office:value="0.281835">
                <text:p>0.281835</text:p>
              </table:table-cell>
              <table:table-cell office:value-type="float" office:value="1.1846">
                <text:p>1.1846</text:p>
              </table:table-cell>
              <table:table-cell office:value-type="float" office:value="4.237367">
                <text:p>4.237367</text:p>
              </table:table-cell>
              <table:table-cell office:value-type="float" office:value="13.945749">
                <text:p>13.945749</text:p>
              </table:table-cell>
              <table:table-cell office:value-type="float" office:value="74.39051">
                <text:p>74.39051</text:p>
              </table:table-cell>
              <table:table-cell office:value-type="float" office:value="277.452929">
                <text:p>277.45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ython</text:p>
                <draw:g>
                  <svg:desc>'lnx-id1a3-2'.A8:'lnx-id1a3-2'.A8</svg:desc>
                </draw:g>
              </table:table-cell>
              <table:table-cell office:value-type="float" office:value="0.044584">
                <text:p>0.044584</text:p>
                <draw:g>
                  <svg:desc>'lnx-id1a3-2'.B8:'lnx-id1a3-2'.K8</svg:desc>
                </draw:g>
              </table:table-cell>
              <table:table-cell office:value-type="float" office:value="0.168761">
                <text:p>0.168761</text:p>
              </table:table-cell>
              <table:table-cell office:value-type="float" office:value="0.504936">
                <text:p>0.504936</text:p>
              </table:table-cell>
              <table:table-cell office:value-type="float" office:value="1.636859">
                <text:p>1.636859</text:p>
              </table:table-cell>
              <table:table-cell office:value-type="float" office:value="5.623046">
                <text:p>5.623046</text:p>
              </table:table-cell>
              <table:table-cell office:value-type="float" office:value="29.281261">
                <text:p>29.281261</text:p>
              </table:table-cell>
              <table:table-cell office:value-type="float" office:value="104.283878">
                <text:p>104.283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re cpp</text:p>
                <draw:g>
                  <svg:desc>'lnx-id1a3-2'.A9:'lnx-id1a3-2'.A9</svg:desc>
                </draw:g>
              </table:table-cell>
              <table:table-cell office:value-type="float" office:value="0.001712">
                <text:p>0.001712</text:p>
                <draw:g>
                  <svg:desc>'lnx-id1a3-2'.B9:'lnx-id1a3-2'.K9</svg:desc>
                </draw:g>
              </table:table-cell>
              <table:table-cell office:value-type="float" office:value="0.009889">
                <text:p>0.009889</text:p>
              </table:table-cell>
              <table:table-cell office:value-type="float" office:value="0.054857">
                <text:p>0.054857</text:p>
              </table:table-cell>
              <table:table-cell office:value-type="float" office:value="0.147257">
                <text:p>0.147257</text:p>
              </table:table-cell>
              <table:table-cell office:value-type="float" office:value="0.322178">
                <text:p>0.322178</text:p>
              </table:table-cell>
              <table:table-cell office:value-type="float" office:value="1.537937">
                <text:p>1.537937</text:p>
              </table:table-cell>
              <table:table-cell office:value-type="float" office:value="5.401133">
                <text:p>5.401133</text:p>
              </table:table-cell>
              <table:table-cell office:value-type="float" office:value="19.048262">
                <text:p>19.048262</text:p>
              </table:table-cell>
              <table:table-cell office:value-type="float" office:value="104.200952">
                <text:p>104.2009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